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783" officeooo:paragraph-rsid="00165783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bold" style:font-size-asian="10pt" style:font-style-asian="normal" style:font-weight-asian="bold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/>
    </style:style>
    <style:style style:name="T11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style:font-name="JetBrains Mono" fo:font-size="10pt" fo:font-style="normal" fo:font-weight="bold" style:font-size-asian="10pt" style:font-style-asian="normal" style:font-weight-asian="bold"/>
    </style:style>
    <style:style style:name="T18" style:family="text">
      <style:text-properties fo:color="#000000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000000" style:font-name="JetBrains Mono" fo:font-size="10pt" fo:font-style="italic" fo:font-weight="normal" style:font-size-asian="10pt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import </text:span><text:span text:style-name="T11">java.util.Scanner</text:span><text:span text:style-name="T11">;</text:span><text:span text:style-name="T10"><text:line-break/><text:line-break/></text:span><text:span text:style-name="T11">public class </text:span><text:span text:style-name="T11">Login {</text:span><text:span text:style-name="T10"><text:line-break/><text:line-break/></text:span><text:span text:style-name="T11"> <text:s text:c="3"/></text:span><text:span text:style-name="T11">public static void </text:span><text:span text:style-name="T11">main</text:span><text:span text:style-name="T11">(String[] arg) {</text:span><text:span text:style-name="T10"><text:line-break/><text:line-break/></text:span><text:span text:style-name="T11"> <text:s text:c="7"/>Scanner scanner = </text:span><text:span text:style-name="T11">new </text:span><text:span text:style-name="T11">Scanner(System.</text:span><text:span text:style-name="T18">in</text:span><text:span text:style-name="T11">)</text:span><text:span text:style-name="T11">;</text:span><text:span text:style-name="T10"><text:line-break/><text:line-break/><text:line-break/></text:span><text:span text:style-name="T11"> <text:s text:c="7"/></text:span><text:span text:style-name="T11">System.</text:span><text:span text:style-name="T18">out</text:span><text:span text:style-name="T11">.println(</text:span><text:span text:style-name="T11">"Digite seu nome: "</text:span><text:span text:style-name="T11">)</text:span><text:span text:style-name="T11">;</text:span><text:span text:style-name="T10"><text:line-break/></text:span><text:span text:style-name="T11"> <text:s text:c="7"/></text:span><text:span text:style-name="T11">String nomeA = scanner.nextLine()</text:span><text:span text:style-name="T11">;</text:span><text:span text:style-name="T10"><text:line-break/><text:line-break/></text:span><text:span text:style-name="T11"> <text:s text:c="7"/></text:span><text:span text:style-name="T11">System.</text:span><text:span text:style-name="T18">out</text:span><text:span text:style-name="T11">.println(</text:span><text:span text:style-name="T11">"Digite seu sobrenome: "</text:span><text:span text:style-name="T11">)</text:span><text:span text:style-name="T11">;</text:span><text:span text:style-name="T10"><text:line-break/></text:span><text:span text:style-name="T11"> <text:s text:c="7"/></text:span><text:span text:style-name="T11">String nomeB = scanner.nextLine()</text:span><text:span text:style-name="T11">;</text:span><text:span text:style-name="T10"><text:line-break/><text:line-break/><text:line-break/></text:span><text:span text:style-name="T11"> <text:s text:c="7"/></text:span><text:span text:style-name="T11">String[] text</text:span><text:span text:style-name="T11">;</text:span><text:span text:style-name="T10"><text:line-break/></text:span><text:span text:style-name="T11"> <text:s text:c="7"/></text:span><text:span text:style-name="T11">text = nomeA.split(</text:span><text:span text:style-name="T11">""</text:span><text:span text:style-name="T11">)</text:span><text:span text:style-name="T11">;</text:span><text:span text:style-name="T10"><text:line-break/></text:span><text:span text:style-name="T11"> <text:s text:c="7"/></text:span><text:span text:style-name="T11">String letra = String.</text:span><text:span text:style-name="T18">valueOf</text:span><text:span text:style-name="T11">(text[</text:span><text:span text:style-name="T11">0</text:span><text:span text:style-name="T11">].charAt(</text:span><text:span text:style-name="T11">0</text:span><text:span text:style-name="T11">))</text:span><text:span text:style-name="T11">;</text:span><text:span text:style-name="T10"><text:line-break/></text:span><text:span text:style-name="T11"> <text:s text:c="7"/></text:span><text:span text:style-name="T11">String sobrenome = text[text.</text:span><text:span text:style-name="T11">length </text:span><text:span text:style-name="T11">- </text:span><text:span text:style-name="T11">1</text:span><text:span text:style-name="T11">]</text:span><text:span text:style-name="T11">;</text:span><text:span text:style-name="T10"><text:line-break/><text:line-break/></text:span><text:span text:style-name="T11"> <text:s text:c="7"/></text:span><text:span text:style-name="T11">String log = letra + </text:span><text:span text:style-name="T11">"_" </text:span><text:span text:style-name="T11">+ sobrenome</text:span><text:span text:style-name="T11">;</text:span><text:span text:style-name="T10"><text:line-break/></text:span><text:span text:style-name="T11"> <text:s text:c="7"/></text:span><text:span text:style-name="T11">System.</text:span><text:span text:style-name="T18">out</text:span><text:span text:style-name="T11">.println(log)</text:span><text:span text:style-name="T11">;</text:span><text:span text:style-name="T10"><text:line-break/><text:line-break/><text:line-break/></text:span><text:span text:style-name="T11"> <text:s text:c="7"/></text:span><text:span text:style-name="T11">System.</text:span><text:span text:style-name="T18">out</text:span><text:span text:style-name="T11">.println(</text:span><text:span text:style-name="T11">"Cadastre uma senha"</text:span><text:span text:style-name="T11">)</text:span><text:span text:style-name="T11">;</text:span><text:span text:style-name="T10"><text:line-break/></text:span><text:span text:style-name="T11"> <text:s text:c="7"/></text:span><text:span text:style-name="T11">String pwd = scanner.nextLine()</text:span><text:span text:style-name="T11">;</text:span><text:span text:style-name="T10"><text:line-break/></text:span><text:span text:style-name="T11"> <text:s text:c="7"/>if </text:span><text:span text:style-name="T11">(pwd.matches(</text:span><text:span text:style-name="T11">"(^(?=.[0</text:span><text:span text:style-name="T17">-</text:span><text:span text:style-name="T11">9])(?=.[a</text:span><text:span text:style-name="T17">-</text:span><text:span text:style-name="T11">z])(?=.[-, !,@])(?=.[A</text:span><text:span text:style-name="T17">-</text:span><text:span text:style-name="T11">Z])(?=.*</text:span><text:span text:style-name="T11">\\</text:span><text:span text:style-name="T11">d).+)"</text:span><text:span text:style-name="T11">) &amp;&amp; pwd.length() &gt; </text:span><text:span text:style-name="T11">7</text:span><text:span text:style-name="T11">) {</text:span><text:span text:style-name="T10"><text:line-break/><text:line-break/></text:span><text:span text:style-name="T11"> <text:s text:c="11"/>System.</text:span><text:span text:style-name="T18">out</text:span><text:span text:style-name="T11">.println(</text:span><text:span text:style-name="T11">"Senha cadastrada com sucesso"</text:span><text:span text:style-name="T11">)</text:span><text:span text:style-name="T11">;</text:span><text:span text:style-name="T10"><text:line-break/><text:line-break/></text:span><text:span text:style-name="T11"> <text:s text:c="7"/></text:span><text:span text:style-name="T11">} </text:span><text:span text:style-name="T11">else </text:span><text:span text:style-name="T11">{</text:span><text:span text:style-name="T10"><text:line-break/></text:span><text:span text:style-name="T11"> <text:s text:c="11"/>System.</text:span><text:span text:style-name="T18">out</text:span><text:span text:style-name="T11">.println(</text:span><text:span text:style-name="T11">"Necessário que sua senha possua 8 digitos, pelo menos uma letra maiuscula, um numero e um caractere especial"</text:span><text:span text:style-name="T11">)</text:span><text:span text:style-name="T11">;</text:span><text:span text:style-name="T10"><text:line-break/></text:span><text:line-break/><text:span text:style-name="T1"> <text:s text:c="7"/></text:span><text:span text:style-name="T3">}</text:span><text:line-break/><text:line-break/><text:span text:style-name="T3"> <text:s text:c="3"/>}</text:span><text:line-break/><text:span text:style-name="T3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21:20:07.316801839</meta:creation-date>
    <dc:date>2020-08-16T21:21:48.781568844</dc:date>
    <meta:editing-duration>PT1M45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1" meta:word-count="100" meta:character-count="1028" meta:non-whitespace-character-count="754"/>
  </office:meta>
</office:document-meta>
</file>